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17000002E597918FEE9E3AB02E.png" manifest:media-type="image/png"/>
  <manifest:file-entry manifest:full-path="Pictures/1000020100000517000002E5917B83643A2FBF7B.png" manifest:media-type="image/png"/>
  <manifest:file-entry manifest:full-path="Pictures/1000020100000517000002E56C6A6177305C256E.png" manifest:media-type="image/png"/>
  <manifest:file-entry manifest:full-path="Pictures/1000020100000517000002E5DC8AE5BCDCA9C3DC.png" manifest:media-type="image/png"/>
  <manifest:file-entry manifest:full-path="Pictures/1000020100000517000002E560AB99BC5318FA41.png" manifest:media-type="image/png"/>
  <manifest:file-entry manifest:full-path="Pictures/1000020100000517000002E5980A1C79CBC4D5D1.png" manifest:media-type="image/png"/>
  <manifest:file-entry manifest:full-path="Pictures/1000020100000517000002E520DD853379E236FB.png" manifest:media-type="image/png"/>
  <manifest:file-entry manifest:full-path="Pictures/1000020100000517000002E518F83AA02DF6DCD1.png" manifest:media-type="image/png"/>
  <manifest:file-entry manifest:full-path="Pictures/1000020100000517000002E5EBF7E2E6C98072D1.png" manifest:media-type="image/png"/>
  <manifest:file-entry manifest:full-path="Pictures/1000020100000517000002E563B639FC930B688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cm" svg:y="-1cm" svg:width="17cm" svg:height="9.668cm" draw:z-index="0"><draw:image xlink:href="Pictures/1000020100000517000002E520DD853379E236FB.png" xlink:type="simple" xlink:show="embed" xlink:actuate="onLoad"/></draw:frame><draw:frame draw:style-name="fr1" draw:name="Image2" text:anchor-type="paragraph" svg:x="0cm" svg:y="9.001cm" svg:width="17cm" svg:height="9.668cm" draw:z-index="1"><draw:image xlink:href="Pictures/1000020100000517000002E5EBF7E2E6C98072D1.png" xlink:type="simple" xlink:show="embed" xlink:actuate="onLoad"/></draw:frame><draw:frame draw:style-name="fr1" draw:name="Image3" text:anchor-type="paragraph" svg:x="0cm" svg:y="18.002cm" svg:width="17cm" svg:height="9.668cm" draw:z-index="2"><draw:image xlink:href="Pictures/1000020100000517000002E518F83AA02DF6DCD1.png" xlink:type="simple" xlink:show="embed" xlink:actuate="onLoad"/></draw:frame></text:p>
      <text:p text:style-name="Standard"/>
      <text:p text:style-name="Standard"/>
      <text:p text:style-name="Standard"><draw:frame draw:style-name="fr1" draw:name="Image4" text:anchor-type="paragraph" svg:x="0cm" svg:y="-1.155cm" svg:width="17cm" svg:height="9.668cm" draw:z-index="3"><draw:image xlink:href="Pictures/1000020100000517000002E563B639FC930B688C.png" xlink:type="simple" xlink:show="embed" xlink:actuate="onLoad"/></draw:frame><draw:frame draw:style-name="fr1" draw:name="Image5" text:anchor-type="paragraph" svg:x="0cm" svg:y="8.486cm" svg:width="17cm" svg:height="9.668cm" draw:z-index="4"><draw:image xlink:href="Pictures/1000020100000517000002E5980A1C79CBC4D5D1.png" xlink:type="simple" xlink:show="embed" xlink:actuate="onLoad"/></draw:frame><text:soft-page-break/></text:p>
      <text:p text:style-name="Standard"/>
      <text:p text:style-name="Standard"><draw:frame draw:style-name="fr1" draw:name="Image6" text:anchor-type="paragraph" svg:x="0cm" svg:y="8.752cm" svg:width="17cm" svg:height="9.668cm" draw:z-index="5"><draw:image xlink:href="Pictures/1000020100000517000002E560AB99BC5318FA41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2" draw:name="Image7" text:anchor-type="paragraph" svg:width="17cm" svg:height="9.668cm" draw:z-index="6"><draw:image xlink:href="Pictures/1000020100000517000002E5DC8AE5BCDCA9C3DC.png" xlink:type="simple" xlink:show="embed" xlink:actuate="onLoad"/></draw:frame><draw:frame draw:style-name="fr1" draw:name="Image8" text:anchor-type="paragraph" svg:x="0cm" svg:y="11.001cm" svg:width="17cm" svg:height="9.668cm" draw:z-index="7"><draw:image xlink:href="Pictures/1000020100000517000002E56C6A6177305C25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0cm" svg:y="0cm" svg:width="17cm" svg:height="9.668cm" draw:z-index="8"><draw:image xlink:href="Pictures/1000020100000517000002E5917B83643A2FBF7B.png" xlink:type="simple" xlink:show="embed" xlink:actuate="onLoad"/></draw:frame><text:soft-page-break/></text:p>
      <text:p text:style-name="Standard"/>
      <text:p text:style-name="Standard"><draw:frame draw:style-name="fr1" draw:name="Image10" text:anchor-type="paragraph" svg:x="0cm" svg:y="2cm" svg:width="17cm" svg:height="9.668cm" draw:z-index="9"><draw:image xlink:href="Pictures/1000020100000517000002E597918FEE9E3AB0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20:00:25.147965197</meta:creation-date>
    <dc:date>2019-04-07T20:06:19.321500269</dc:date>
    <meta:editing-duration>PT5M54S</meta:editing-duration>
    <meta:editing-cycles>1</meta:editing-cycles>
    <meta:document-statistic meta:table-count="0" meta:image-count="10" meta:object-count="0" meta:page-count="4" meta:paragraph-count="0" meta:word-count="0" meta:character-count="0" meta:non-whitespace-character-count="0"/>
    <meta:generator>LibreOffice/5.1.6.2$Linux_x86 LibreOffice_project/10m0$Build-2</meta:generator>
  </office:meta>
</office:document-meta>
</file>